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 Text" fo:font-weight="bold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3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4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6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7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8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9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1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2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 build an advanced, <text:span text:style-name="T1">Institutional-Grade AI Wealth Management CLI</text:span> with the highest possible prediction accuracy and lowest risk, you must implement a <text:span text:style-name="T1">Hybrid-Deep Learning Architecture</text:span>. This model moves beyond simple regression to use <text:span text:style-name="T1">Successive Variational Mode Decomposition (SVMD)</text:span> for noise reduction, <text:span text:style-name="T1">Graph Neural Networks (GNN)</text:span> for sector interconnectivity, and <text:span text:style-name="T1">Reinforcement Learning</text:span> for dynamic rebalancing.</text:p>
      <text:section text:style-name="Sect1" text:name="model-response-message-contentr_9733645c997b93e6">
        <text:h text:style-name="P1" text:outline-level="3">Architecture Overview: The Titan-Grade Engine</text:h>
        <text:p text:style-name="P2">The model operates in a 5-layer pipeline designed to handle ₹1 Cr+ portfolios by prioritizing <text:span text:style-name="T1">capital preservation</text:span> through mathematical "Iron-Clad" rules before seeking alpha.</text:p>
        <text:p text:style-name="Horizontal_20_Line"/>
        <text:h text:style-name="P1" text:outline-level="3">Step 1: Multi-Channel Data Ingestion &amp; Noise Reduction</text:h>
        <text:list text:style-name="L1">
          <text:list-item>
            <text:p text:style-name="P3"><text:span text:style-name="T1">Layered Data Sources</text:span>:</text:p>
            <text:list>
              <text:list-item>
                <text:p text:style-name="P9"><text:span text:style-name="T3">Quantitative</text:span><text:span text:style-name="T2">: Fetch OHLCV data from </text:span><text:span text:style-name="Source_20_Text"><text:span text:style-name="T2">nsepython</text:span></text:span><text:span text:style-name="T2"> and </text:span><text:span text:style-name="Source_20_Text"><text:span text:style-name="T2">yfinance</text:span></text:span><text:span text:style-name="T2"> for 2,000+ NSE/BSE tickers.</text:span></text:p>
              </text:list-item>
              <text:list-item>
                <text:p text:style-name="P3"><text:span text:style-name="T1">Alternative</text:span>: Scrape "Delivery Percentages" (investor conviction) and "Option Chain" data to detect "Big Money" moves.</text:p>
              </text:list-item>
            </text:list>
          </text:list-item>
          <text:list-item>
            <text:p text:style-name="P3"><text:span text:style-name="T1">SVMD Pre-processing</text:span>:</text:p>
            <text:list>
              <text:list-item>
                <text:p text:style-name="P3"><text:span text:style-name="T1">Nonstationarity Removal</text:span>: Stock data is "noisy." Use <text:span text:style-name="T1">Successive Variational Mode Decomposition (SVMD)</text:span> to split price series into intrinsic mode functions, separating long-term trends from short-term noise.</text:p>
              </text:list-item>
            </text:list>
          </text:list-item>
          <text:list-item>
            <text:p text:style-name="P3"><text:span text:style-name="T1">Dynamic Universe Filtering</text:span>:</text:p>
            <text:list>
              <text:list-item>
                <text:p text:style-name="P3">Filter for high-liquidity stocks (Market Cap &gt; ₹20k Cr) to ensure large trades don't cause "slippage" for a 1 Cr portfolio.</text:p>
              </text:list-item>
            </text:list>
          </text:list-item>
        </text:list>
        <text:h text:style-name="P1" text:outline-level="3">Step 2: Multi-Modal Feature Engineering</text:h>
        <text:p text:style-name="P2">Instead of raw prices, the model consumes "Alpha-Signals" across three dimensions:</text:p>
        <text:list text:style-name="L2">
          <text:list-item>
            <text:p text:style-name="P4"><text:span text:style-name="T1">Graph Interconnectivity (The Macro-View)</text:span>:</text:p>
            <text:list>
              <text:list-item>
                <text:p text:style-name="P4">Use <text:span text:style-name="T1">Graph Neural Networks (GNN)</text:span> to map how a move in the NIFTY IT sector affects specific stocks like TCS or Infosys.</text:p>
              </text:list-item>
            </text:list>
          </text:list-item>
          <text:list-item>
            <text:p text:style-name="P4"><text:span text:style-name="T1">Sentiment Fusion (The News-View)</text:span>:</text:p>
            <text:list>
              <text:list-item>
                <text:p text:style-name="P10"><text:soft-page-break/><text:span text:style-name="T3">FinBERT Implementation</text:span><text:span text:style-name="T2">: Process financial news headlines via Hugging Face’s </text:span><text:span text:style-name="Source_20_Text"><text:span text:style-name="T2">ProsusAI/finbert</text:span></text:span><text:span text:style-name="T2">. A sentiment score below -0.5 triggers an automatic exclusion of the stock for that cycle.</text:span></text:p>
              </text:list-item>
            </text:list>
          </text:list-item>
          <text:list-item>
            <text:p text:style-name="P4"><text:span text:style-name="T1">Technical Indicator Stack</text:span>:</text:p>
            <text:list>
              <text:list-item>
                <text:p text:style-name="P10"><text:span text:style-name="T2">Calculate RSI, MACD, Bollinger Bands, and </text:span><text:span text:style-name="T3">Relative Volume</text:span><text:span text:style-name="T2"> (to detect institutional entry) using </text:span><text:span text:style-name="Source_20_Text"><text:span text:style-name="T2">pandas-ta</text:span></text:span><text:span text:style-name="T2">.</text:span></text:p>
              </text:list-item>
            </text:list>
          </text:list-item>
        </text:list>
        <text:h text:style-name="P1" text:outline-level="3">Step 3: The Prediction Core (AI/DL Ensemble)</text:h>
        <text:p text:style-name="P2">To achieve &gt;75% directional accuracy, the model uses a "Voter Ensemble" rather than a single algorithm:</text:p>
        <text:list text:style-name="L3">
          <text:list-item>
            <text:p text:style-name="P5"><text:span text:style-name="T1">Primary Models</text:span>:</text:p>
            <text:list>
              <text:list-item>
                <text:p text:style-name="P5"><text:span text:style-name="T1">LSTM (Long Short-Term Memory)</text:span>: Captures time-series dependencies for long-term growth patterns.</text:p>
              </text:list-item>
              <text:list-item>
                <text:p text:style-name="P5"><text:span text:style-name="T1">XGBoost</text:span>: Superior for tabular data; used to predict if a stock will beat the NIFTY 50 by 2% in the next month.</text:p>
              </text:list-item>
            </text:list>
          </text:list-item>
          <text:list-item>
            <text:p text:style-name="P5"><text:span text:style-name="T1">The Meta-Learner</text:span>:</text:p>
            <text:list>
              <text:list-item>
                <text:p text:style-name="P5">A secondary model (Random Forest) evaluates the outputs of the LSTM and XGBoost, weighting the one that has been more accurate in recent market regimes (Trending vs. Volatile).</text:p>
              </text:list-item>
            </text:list>
          </text:list-item>
        </text:list>
        <text:h text:style-name="P1" text:outline-level="3">Step 4: Institutional Risk Management (The "Manager")</text:h>
        <text:p text:style-name="P2">Accuracy in prediction is useless without mathematical allocation. This layer uses <text:span text:style-name="T1">Riskfolio-Lib</text:span>.</text:p>
        <text:list text:style-name="L4">
          <text:list-item>
            <text:p text:style-name="P6"><text:span text:style-name="T1">Black-Litterman Allocation</text:span>: Combines the AI’s "Market Views" with historical priors to ensure the model doesn't "over-bet" on a single prediction.</text:p>
          </text:list-item>
          <text:list-item>
            <text:p text:style-name="P6"><text:span text:style-name="T1">Hierarchical Risk Parity (HRP)</text:span>: Uses ML clustering to group stocks by risk, ensuring that if the "IT Sector" crashes, your "Pharma" or "Energy" holdings remain stable.</text:p>
          </text:list-item>
          <text:list-item>
            <text:p text:style-name="P11"><text:span text:style-name="T3">Safety Anchor</text:span><text:span text:style-name="T2">: For a "Safe" profile, the model forces a </text:span><text:span text:style-name="T3">40-60% allocation</text:span><text:span text:style-name="T2"> into </text:span><text:span text:style-name="Source_20_Text"><text:span text:style-name="T2">LIQUIDBEES</text:span></text:span><text:span text:style-name="T2"> or G-Sec Bonds to guarantee the ₹1.5L/year passive income goal regardless of market crashes.</text:span></text:p>
          </text:list-item>
        </text:list>
        <text:h text:style-name="P1" text:outline-level="3">Step 5: The "Sentinel" Guardian (Security &amp; Compliance)</text:h>
        <text:list text:style-name="L5">
          <text:list-item>
            <text:p text:style-name="P7"><text:span text:style-name="T1">Monte Carlo Stress Testing</text:span>:</text:p>
            <text:list>
              <text:list-item>
                <text:p text:style-name="P7"><text:soft-page-break/>Runs 10,000 simulations of "Black Swan" events (e.g., market falling 30% in a week) to calculate a "Success Probability" score for your target.</text:p>
              </text:list-item>
            </text:list>
          </text:list-item>
          <text:list-item>
            <text:p text:style-name="P7"><text:span text:style-name="T1">Credit Watch Scraper</text:span>:</text:p>
            <text:list>
              <text:list-item>
                <text:p text:style-name="P7">Actively scrapes CRISIL and ICRA ratings for bond holdings. Any downgrade triggers an immediate sell recommendation.</text:p>
              </text:list-item>
            </text:list>
          </text:list-item>
          <text:list-item>
            <text:p text:style-name="P7"><text:span text:style-name="T1">Tax Shield Logic</text:span>:</text:p>
            <text:list>
              <text:list-item>
                <text:p text:style-name="P7">Implements <text:span text:style-name="T1">FIFO (First-In-First-Out)</text:span> tracking to trigger "Tax Loss Harvesting" alerts, utilizing the ₹1.25L tax-free LTCG limit in India.</text:p>
              </text:list-item>
            </text:list>
          </text:list-item>
        </text:list>
        <text:p text:style-name="Horizontal_20_Line"/>
        <text:h text:style-name="P1" text:outline-level="3">Implementation Steps (Python CLI Scripting)</text:h>
        <text:list text:style-name="L6">
          <text:list-item>
            <text:p text:style-name="P12"><text:span text:style-name="T3">Initialize</text:span><text:span text:style-name="T2">: Set up a </text:span><text:span text:style-name="Source_20_Text"><text:span text:style-name="T2">Pydantic</text:span></text:span><text:span text:style-name="T2"> model for input validation (Capital, Horizon, Risk Level).</text:span></text:p>
          </text:list-item>
          <text:list-item>
            <text:p text:style-name="P12"><text:span text:style-name="T3">Ingest</text:span><text:span text:style-name="T2">: Use </text:span><text:span text:style-name="Source_20_Text"><text:span text:style-name="T2">yfinance</text:span></text:span><text:span text:style-name="T2"> and </text:span><text:span text:style-name="Source_20_Text"><text:span text:style-name="T2">nsepython</text:span></text:span><text:span text:style-name="T2"> to build the historical dataframe.</text:span></text:p>
          </text:list-item>
          <text:list-item>
            <text:p text:style-name="P12"><text:span text:style-name="T3">Decompose</text:span><text:span text:style-name="T2">: Apply </text:span><text:span text:style-name="Source_20_Text"><text:span text:style-name="T2">SVMD</text:span></text:span><text:span text:style-name="T2"> to the price series to clean the data.</text:span></text:p>
          </text:list-item>
          <text:list-item>
            <text:p text:style-name="P8"><text:span text:style-name="T1">Predict</text:span>: Run the <text:span text:style-name="T1">LSTM-XGBoost Ensemble</text:span>; filter for "Top 10 Picks".</text:p>
          </text:list-item>
          <text:list-item>
            <text:p text:style-name="P12"><text:span text:style-name="T3">Optimize</text:span><text:span text:style-name="T2">: Pass these 10 picks into </text:span><text:span text:style-name="Source_20_Text"><text:span text:style-name="T2">Riskfolio-Lib</text:span></text:span><text:span text:style-name="T2"> with the "Safe" profile constraints.</text:span></text:p>
          </text:list-item>
          <text:list-item>
            <text:p text:style-name="P8"><text:span text:style-name="T1">Execute</text:span>: Print the CLI output with a breakdown of Asset, Sector, and Investment Value.</text:p>
          </text:list-item>
        </text:list>
        <text:p text:style-name="P13"><text:span text:style-name="T3">Would you like me to generate the </text:span><text:span text:style-name="Source_20_Text"><text:span text:style-name="T3">Meta-Learner Ensemble</text:span></text:span><text:span text:style-name="T3"> code that combines the predictions from LSTM and XGBoost?</text:span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2:29:39.976116793</meta:creation-date>
    <dc:date>2025-12-30T12:29:52.764953322</dc:date>
    <meta:editing-duration>PT13S</meta:editing-duration>
    <meta:editing-cycles>1</meta:editing-cycles>
    <meta:document-statistic meta:table-count="0" meta:image-count="0" meta:object-count="0" meta:page-count="3" meta:paragraph-count="46" meta:word-count="643" meta:character-count="4283" meta:non-whitespace-character-count="3719"/>
    <meta:generator>LibreOffice/24.2.7.2$Linux_X86_64 LibreOffice_project/420$Build-2</meta:generator>
  </office:meta>
</office:document-meta>
</file>